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ializeNode.SerializeNode( String name , VariableResolver source , VariableResolver mimeType , VariableResolver status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ializeNode.invoke( Environment env , InvokeContext context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8">
            <text:p text:style-name="Table_20_Contents">8</text:p>
          </table:table-cell>
          <table:table-cell office:value-type="float" office:value="52">
            <text:p text:style-name="Table_20_Contents">52</text:p>
          </table:table-cell>
        </table:table-row>
        <table:table-row>
          <table:table-cell office:value-type="string">
            <text:p text:style-name="Table_20_Contents">SerializeNode.setParameters( Map parameter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